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Builder.run( IProgressMonitor mon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restBuilder.ForrestBuilder( String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Builder.ForrestBuilder( String workingDir , String sk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